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9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cm" svg:y="4.8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4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4.8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3.6cm" svg:y="14.101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cm" svg:y="9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3.199cm" svg:y="4.7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2.2cm" svg:x="23cm" svg:y="14.101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M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4cm" svg:y="9.2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22.599cm" svg:y="4.5cm">
          <text:p text:style-name="P4"><text:span text:style-name="T1">パーセプ</text:span></text:p>
          <text:p text:style-name="P4"><text:span text:style-name="T1">トロン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9cm" svg:y1="5.5cm" svg:x2="26.5cm" svg:y2="5.5cm">
          <text:p/>
        </draw:line>
        <draw:frame draw:style-name="gr4" draw:text-style-name="P7" draw:layer="layout" svg:width="2.5cm" svg:height="1.15cm" svg:x="26.4cm" svg:y="5cm">
          <draw:text-box>
            <text:p>出力0</text:p>
          </draw:text-box>
        </draw:frame>
        <draw:line draw:style-name="gr3" draw:text-style-name="P6" draw:layer="layout" svg:x1="25.2cm" svg:y1="15.1cm" svg:x2="26.699cm" svg:y2="15.2cm">
          <text:p/>
        </draw:line>
        <draw:frame draw:style-name="gr5" draw:text-style-name="P7" draw:layer="layout" svg:width="3.101cm" svg:height="1.521cm" svg:x="26.599cm" svg:y="14.7cm">
          <draw:text-box>
            <text:p>出力M-1</text:p>
          </draw:text-box>
        </draw:frame>
        <draw:frame draw:style-name="gr2" draw:text-style-name="P3" draw:layer="layout" svg:width="1.1cm" svg:height="2.4cm" svg:x="26.9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6" draw:text-style-name="P6" draw:layer="layout" svg:width="4.1cm" svg:height="14.8cm" svg:x="3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cm" svg:height="14.8cm" svg:x="8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1cm" svg:height="14.8cm" svg:x="18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1cm" svg:height="1.55cm" svg:x="4.1cm" svg:y="2.4cm">
          <draw:text-box>
            <text:p>入力層</text:p>
          </draw:text-box>
        </draw:frame>
        <draw:frame draw:style-name="gr7" draw:text-style-name="P7" draw:layer="layout" svg:width="3.1cm" svg:height="1.55cm" svg:x="11.5cm" svg:y="2.3cm">
          <draw:text-box>
            <text:p>隠れ層</text:p>
          </draw:text-box>
        </draw:frame>
        <draw:frame draw:style-name="gr7" draw:text-style-name="P7" draw:layer="layout" svg:width="3.1cm" svg:height="1.55cm" svg:x="20.6cm" svg:y="2.35cm">
          <draw:text-box>
            <text:p>出力層</text:p>
          </draw:text-box>
        </draw:frame>
        <draw:frame draw:style-name="gr4" draw:text-style-name="P7" draw:layer="layout" svg:width="2.5cm" svg:height="1.15cm" svg:x="0.701cm" svg:y="5.5cm">
          <draw:text-box>
            <text:p>入力0</text:p>
          </draw:text-box>
        </draw:frame>
        <draw:frame draw:style-name="gr5" draw:text-style-name="P7" draw:layer="layout" svg:width="3cm" svg:height="1.521cm" svg:x="0.5cm" svg:y="14.9cm">
          <draw:text-box>
            <text:p>入力N-1</text:p>
          </draw:text-box>
        </draw:frame>
        <draw:frame draw:style-name="gr2" draw:text-style-name="P3" draw:layer="layout" svg:width="1.1cm" svg:height="2.4cm" svg:x="1.501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6" draw:layer="layout" svg:x1="2.801cm" svg:y1="5.9cm" svg:x2="4.001cm" svg:y2="5.9cm">
          <text:p/>
        </draw:line>
        <draw:line draw:style-name="gr3" draw:text-style-name="P6" draw:layer="layout" svg:x1="3.1cm" svg:y1="15.3cm" svg:x2="4.3cm" svg:y2="15.3cm">
          <text:p/>
        </draw:line>
        <draw:line draw:style-name="gr3" draw:text-style-name="P6" draw:layer="layout" svg:x1="6.3cm" svg:y1="5.9cm" svg:x2="13.3cm" svg:y2="5.8cm">
          <text:p/>
        </draw:line>
        <draw:line draw:style-name="gr3" draw:text-style-name="P6" draw:layer="layout" svg:x1="6.3cm" svg:y1="6cm" svg:x2="13.6cm" svg:y2="15.3cm">
          <text:p/>
        </draw:line>
        <draw:frame draw:style-name="gr8" draw:text-style-name="P8" draw:layer="layout" svg:width="1.8cm" svg:height="1.819cm" svg:x="9.7cm" svg:y="4.85cm">
          <draw:text-box>
            <text:p><text:span text:style-name="T3">w</text:span><text:span text:style-name="T4">h</text:span><text:span text:style-name="T5">00</text:span></text:p>
          </draw:text-box>
        </draw:frame>
        <draw:frame draw:style-name="gr8" draw:text-style-name="P8" draw:layer="layout" svg:width="2.5cm" svg:height="1.819cm" svg:x="10.9cm" svg:y="11.25cm">
          <draw:text-box>
            <text:p><text:span text:style-name="T3">w</text:span><text:span text:style-name="T4">h</text:span><text:span text:style-name="T5">0(K-1)</text:span></text:p>
          </draw:text-box>
        </draw:frame>
        <draw:line draw:style-name="gr3" draw:text-style-name="P6" draw:layer="layout" svg:x1="12.5cm" svg:y1="4.4cm" svg:x2="13.5cm" svg:y2="5.1cm">
          <text:p/>
        </draw:line>
        <draw:frame draw:style-name="gr9" draw:text-style-name="P8" draw:layer="layout" svg:width="1.5cm" svg:height="1.049cm" svg:x="11.4cm" svg:y="3.4cm">
          <draw:text-box>
            <text:p><text:span text:style-name="T3">b</text:span><text:span text:style-name="T4">h</text:span><text:span text:style-name="T5">0</text:span></text:p>
          </draw:text-box>
        </draw:frame>
        <draw:frame draw:style-name="gr8" draw:text-style-name="P8" draw:layer="layout" svg:width="2cm" svg:height="1.819cm" svg:x="11.5cm" svg:y="15.6cm">
          <draw:text-box>
            <text:p><text:span text:style-name="T3">b</text:span><text:span text:style-name="T4">h</text:span><text:span text:style-name="T5">k-1</text:span></text:p>
          </draw:text-box>
        </draw:frame>
        <draw:line draw:style-name="gr3" draw:text-style-name="P6" draw:layer="layout" svg:x1="12.4cm" svg:y1="16cm" svg:x2="13.5cm" svg:y2="15.5cm">
          <text:p/>
        </draw:line>
        <draw:line draw:style-name="gr3" draw:text-style-name="P6" draw:layer="layout" svg:x1="6.7cm" svg:y1="15.3cm" svg:x2="13.5cm" svg:y2="15.3cm">
          <text:p/>
        </draw:line>
        <draw:line draw:style-name="gr3" draw:text-style-name="P6" draw:layer="layout" svg:x1="6.6cm" svg:y1="15.2cm" svg:x2="13.3cm" svg:y2="5.8cm">
          <text:p/>
        </draw:line>
        <draw:frame draw:style-name="gr8" draw:text-style-name="P8" draw:layer="layout" svg:width="3cm" svg:height="1.819cm" svg:x="9.8cm" svg:y="14.3cm">
          <draw:text-box>
            <text:p><text:span text:style-name="T3">w</text:span><text:span text:style-name="T4">h</text:span><text:span text:style-name="T5">(N-1)(K-1)</text:span></text:p>
          </draw:text-box>
        </draw:frame>
        <draw:frame draw:style-name="gr8" draw:text-style-name="P8" draw:layer="layout" svg:width="2.9cm" svg:height="1.819cm" svg:x="9.3cm" svg:y="7.55cm">
          <draw:text-box>
            <text:p><text:span text:style-name="T3">w</text:span><text:span text:style-name="T4">h</text:span><text:span text:style-name="T5">(N-1)0</text:span></text:p>
          </draw:text-box>
        </draw:frame>
        <draw:line draw:style-name="gr3" draw:text-style-name="P6" draw:layer="layout" svg:x1="15.599cm" svg:y1="5.801cm" svg:x2="22.599cm" svg:y2="5.701cm">
          <text:p/>
        </draw:line>
        <draw:line draw:style-name="gr3" draw:text-style-name="P6" draw:layer="layout" svg:x1="15.599cm" svg:y1="5.901cm" svg:x2="22.899cm" svg:y2="15.201cm">
          <text:p/>
        </draw:line>
        <draw:frame draw:style-name="gr8" draw:text-style-name="P8" draw:layer="layout" svg:width="2.001cm" svg:height="1.819cm" svg:x="18.999cm" svg:y="4.751cm">
          <draw:text-box>
            <text:p><text:span text:style-name="T3">w</text:span><text:span text:style-name="T4">o</text:span><text:span text:style-name="T5">00</text:span></text:p>
          </draw:text-box>
        </draw:frame>
        <draw:frame draw:style-name="gr8" draw:text-style-name="P8" draw:layer="layout" svg:width="3.101cm" svg:height="1.819cm" svg:x="20.199cm" svg:y="11.151cm">
          <draw:text-box>
            <text:p><text:span text:style-name="T3">w</text:span><text:span text:style-name="T4">o</text:span><text:span text:style-name="T5">0(M-1)</text:span></text:p>
          </draw:text-box>
        </draw:frame>
        <draw:line draw:style-name="gr3" draw:text-style-name="P6" draw:layer="layout" svg:x1="21.799cm" svg:y1="4.301cm" svg:x2="22.799cm" svg:y2="5.001cm">
          <text:p/>
        </draw:line>
        <draw:frame draw:style-name="gr9" draw:text-style-name="P8" draw:layer="layout" svg:width="1.5cm" svg:height="1.049cm" svg:x="20.7cm" svg:y="3.451cm">
          <draw:text-box>
            <text:p><text:span text:style-name="T3">b</text:span><text:span text:style-name="T4">o</text:span><text:span text:style-name="T5">0</text:span></text:p>
          </draw:text-box>
        </draw:frame>
        <draw:frame draw:style-name="gr8" draw:text-style-name="P8" draw:layer="layout" svg:width="2.2cm" svg:height="1.819cm" svg:x="20.5cm" svg:y="15.5cm">
          <draw:text-box>
            <text:p><text:span text:style-name="T3">b</text:span><text:span text:style-name="T4">o</text:span><text:span text:style-name="T5">M-1</text:span></text:p>
          </draw:text-box>
        </draw:frame>
        <draw:line draw:style-name="gr3" draw:text-style-name="P6" draw:layer="layout" svg:x1="21.699cm" svg:y1="15.901cm" svg:x2="22.799cm" svg:y2="15.401cm">
          <text:p/>
        </draw:line>
        <draw:line draw:style-name="gr3" draw:text-style-name="P6" draw:layer="layout" svg:x1="15.999cm" svg:y1="15.201cm" svg:x2="22.799cm" svg:y2="15.201cm">
          <text:p/>
        </draw:line>
        <draw:line draw:style-name="gr3" draw:text-style-name="P6" draw:layer="layout" svg:x1="15.899cm" svg:y1="15.101cm" svg:x2="22.599cm" svg:y2="5.701cm">
          <text:p/>
        </draw:line>
        <draw:frame draw:style-name="gr8" draw:text-style-name="P8" draw:layer="layout" svg:width="3.801cm" svg:height="1.819cm" svg:x="19.099cm" svg:y="14.201cm">
          <draw:text-box>
            <text:p><text:span text:style-name="T3">w</text:span><text:span text:style-name="T4">o</text:span><text:span text:style-name="T5">(K-1)(M-1)</text:span></text:p>
          </draw:text-box>
        </draw:frame>
        <draw:frame draw:style-name="gr8" draw:text-style-name="P8" draw:layer="layout" svg:width="2.9cm" svg:height="1.819cm" svg:x="18.7cm" svg:y="7.551cm">
          <draw:text-box>
            <text:p><text:span text:style-name="T3">w</text:span><text:span text:style-name="T4">o</text:span><text:span text:style-name="T5">(K-1)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1-11-11T12:12:32.076731321</dc:date>
    <meta:editing-duration>PT53M34S</meta:editing-duration>
    <meta:editing-cycles>29</meta:editing-cycles>
    <meta:generator>LibreOffice/6.4.7.2$Linux_X86_64 LibreOffice_project/40$Build-2</meta:generator>
    <meta:document-statistic meta:object-count="49"/>
  </office:meta>
</office:document-meta>
</file>